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5.5in" fo:margin-left="0.0069in" fo:margin-top="0in" fo:margin-bottom="0in" table:align="left" style:writing-mode="lr-tb"/>
    </style:style>
    <style:style style:name="Table1.A" style:family="table-column">
      <style:table-column-properties style:column-width="2.75in"/>
    </style:style>
    <style:style style:name="Table1.B" style:family="table-column">
      <style:table-column-properties style:column-width="2.7493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1pt solid #000000" style:writing-mode="lr-tb"/>
    </style:style>
    <style:style style:name="Table1.A2" style:family="table-cell">
      <style:table-cell-properties fo:padding-left="0.075in" fo:padding-right="0.075in" fo:padding-top="0in" fo:padding-bottom="0in" fo:border="1pt solid #000000" style:writing-mode="lr-tb"/>
    </style:style>
    <style:style style:name="Table1.B2" style:family="table-cell">
      <style:table-cell-properties fo:padding-left="0.075in" fo:padding-right="0.075in" fo:padding-top="0in" fo:padding-bottom="0in" fo:border="1pt solid #000000" style:writing-mode="lr-tb"/>
    </style:style>
    <style:style style:name="Table1.A3" style:family="table-cell">
      <style:table-cell-properties fo:padding-left="0.075in" fo:padding-right="0.075in" fo:padding-top="0in" fo:padding-bottom="0in" fo:border="1pt solid #000000" style:writing-mode="lr-tb"/>
    </style:style>
    <style:style style:name="Table1.B3" style:family="table-cell">
      <style:table-cell-properties fo:padding-left="0.075in" fo:padding-right="0.075in" fo:padding-top="0in" fo:padding-bottom="0in" fo:border="1pt solid #000000" style:writing-mode="lr-tb"/>
    </style:style>
    <style:style style:name="Table1.A4" style:family="table-cell">
      <style:table-cell-properties fo:padding-left="0.075in" fo:padding-right="0.075in" fo:padding-top="0in" fo:padding-bottom="0in" fo:border="1pt solid #000000" style:writing-mode="lr-tb"/>
    </style:style>
    <style:style style:name="Table1.B4" style:family="table-cell">
      <style:table-cell-properties fo:padding-left="0.075in" fo:padding-right="0.075in" fo:padding-top="0in" fo:padding-bottom="0in" fo:border="1pt solid #000000" style:writing-mode="lr-tb"/>
    </style:style>
    <style:style style:name="Table2" style:family="table">
      <style:table-properties style:width="5.5in" fo:margin-left="0.0069in" fo:margin-top="0in" fo:margin-bottom="0in" table:align="left" style:writing-mode="lr-tb"/>
    </style:style>
    <style:style style:name="Table2.A" style:family="table-column">
      <style:table-column-properties style:column-width="2.75in"/>
    </style:style>
    <style:style style:name="Table2.B" style:family="table-column">
      <style:table-column-properties style:column-width="2.7493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1pt solid #000000" style:writing-mode="lr-tb"/>
    </style:style>
    <style:style style:name="Table2.A2" style:family="table-cell">
      <style:table-cell-properties fo:padding-left="0.075in" fo:padding-right="0.075in" fo:padding-top="0in" fo:padding-bottom="0in" fo:border="1pt solid #000000" style:writing-mode="lr-tb"/>
    </style:style>
    <style:style style:name="Table2.B2" style:family="table-cell">
      <style:table-cell-properties fo:padding-left="0.075in" fo:padding-right="0.075in" fo:padding-top="0in" fo:padding-bottom="0in" fo:border="1pt solid #000000" style:writing-mode="lr-tb"/>
    </style:style>
    <style:style style:name="Table2.A3" style:family="table-cell">
      <style:table-cell-properties fo:padding-left="0.075in" fo:padding-right="0.075in" fo:padding-top="0in" fo:padding-bottom="0in" fo:border="1pt solid #000000" style:writing-mode="lr-tb"/>
    </style:style>
    <style:style style:name="Table2.B3" style:family="table-cell">
      <style:table-cell-properties fo:padding-left="0.075in" fo:padding-right="0.075in" fo:padding-top="0in" fo:padding-bottom="0in" fo:border="1pt solid #000000" style:writing-mode="lr-tb"/>
    </style:style>
    <style:style style:name="Table2.A4" style:family="table-cell">
      <style:table-cell-properties fo:padding-left="0.075in" fo:padding-right="0.075in" fo:padding-top="0in" fo:padding-bottom="0in" fo:border="1pt solid #000000" style:writing-mode="lr-tb"/>
    </style:style>
    <style:style style:name="Table2.B4" style:family="table-cell">
      <style:table-cell-properties fo:padding-left="0.075in" fo:padding-right="0.075in" fo:padding-top="0in" fo:padding-bottom="0in" fo:border="1pt solid #000000" style:writing-mode="lr-tb"/>
    </style:style>
    <style:style style:name="Table2.A5" style:family="table-cell">
      <style:table-cell-properties fo:padding-left="0.075in" fo:padding-right="0.075in" fo:padding-top="0in" fo:padding-bottom="0in" fo:border="1pt solid #000000" style:writing-mode="lr-tb"/>
    </style:style>
    <style:style style:name="Table2.B5" style:family="table-cell">
      <style:table-cell-properties fo:padding-left="0.075in" fo:padding-right="0.075in" fo:padding-top="0in" fo:padding-bottom="0in" fo:border="1pt solid #000000" style:writing-mode="lr-tb"/>
    </style:style>
    <style:style style:name="Table2.A6" style:family="table-cell">
      <style:table-cell-properties fo:padding-left="0.075in" fo:padding-right="0.075in" fo:padding-top="0in" fo:padding-bottom="0in" fo:border="1pt solid #000000" style:writing-mode="lr-tb"/>
    </style:style>
    <style:style style:name="Table2.B6" style:family="table-cell">
      <style:table-cell-properties fo:padding-left="0.075in" fo:padding-right="0.075in" fo:padding-top="0in" fo:padding-bottom="0in" fo:border="1pt solid #000000" style:writing-mode="lr-tb"/>
    </style:style>
    <style:style style:name="P1"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2" style:family="paragraph" style:parent-style-name="Compact" style:list-style-name="WWNum1001"/>
    <style:style style:name="P3" style:family="paragraph" style:parent-style-name="Compact" style:list-style-name="WWNum1002"/>
    <style:style style:name="P4" style:family="paragraph" style:parent-style-name="Compact" style:list-style-name="WWNum1003"/>
    <style:style style:name="P5" style:family="paragraph" style:parent-style-name="Compact" style:list-style-name="WWNum1004"/>
    <style:style style:name="P6"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7" style:family="paragraph" style:parent-style-name="Compact" style:list-style-name="WWNum1005"/>
    <style:style style:name="P8" style:family="paragraph" style:parent-style-name="Compact" style:list-style-name="WWNum1006"/>
    <style:style style:name="P9" style:family="paragraph" style:parent-style-name="Compact" style:list-style-name="WWNum1007"/>
    <style:style style:name="P10" style:family="paragraph" style:parent-style-name="Compact" style:list-style-name="WWNum1008"/>
    <style:style style:name="P11" style:family="paragraph" style:parent-style-name="Compact" style:list-style-name="WWNum1009"/>
    <style:style style:name="P12" style:family="paragraph" style:parent-style-name="Compact" style:list-style-name="WWNum1010"/>
    <style:style style:name="P13" style:family="paragraph" style:parent-style-name="Compact" style:list-style-name="WWNum1011"/>
    <style:style style:name="P14" style:family="paragraph" style:parent-style-name="Compact" style:list-style-name="WWNum1012"/>
    <style:style style:name="P15" style:family="paragraph" style:parent-style-name="Compact" style:list-style-name="WWNum1013"/>
    <style:style style:name="P16" style:family="paragraph" style:parent-style-name="Compact" style:list-style-name="WWNum1014"/>
    <style:style style:name="P17" style:family="paragraph" style:parent-style-name="Compact" style:list-style-name="WWNum1015"/>
    <style:style style:name="P18" style:family="paragraph" style:parent-style-name="Compact" style:list-style-name="WWNum1016"/>
    <style:style style:name="P19" style:family="paragraph" style:parent-style-name="Compact" style:list-style-name="WWNum1016">
      <style:paragraph-properties fo:text-align="start" style:justify-single-word="false" fo:orphans="2" fo:widows="2" style:writing-mode="lr-tb"/>
      <style:text-properties style:font-name="Arial" fo:font-size="12pt" style:font-size-asian="12pt"/>
    </style:style>
    <style:style style:name="P20" style:family="paragraph" style:parent-style-name="Heading_20_3">
      <style:text-properties officeooo:paragraph-rsid="000976e8"/>
    </style:style>
    <style:style style:name="T1" style:family="text">
      <style:text-properties style:font-name="Arial"/>
    </style:style>
    <style:style style:name="T2" style:family="text">
      <style:text-properties style:font-name="Arial" fo:font-size="24pt" style:font-size-asian="24pt"/>
    </style:style>
    <style:style style:name="T3" style:family="text">
      <style:text-properties style:font-name="Arial" fo:font-size="20pt" style:font-size-asian="20pt"/>
    </style:style>
    <style:style style:name="T4" style:family="text">
      <style:text-properties style:font-name="Arial" fo:font-size="12pt" style:font-size-asian="12pt"/>
    </style:style>
    <style:style style:name="T5" style:family="text">
      <style:text-properties style:font-name="Arial" fo:font-size="12pt" officeooo:rsid="000976e8" style:font-size-asian="12pt"/>
    </style:style>
    <style:style style:name="T6" style:family="text">
      <style:text-properties style:font-name="Arial" fo:font-size="12pt" fo:font-weight="bold" style:font-size-asian="12pt" style:font-weight-asian="bold" style:font-weight-complex="bold"/>
    </style:style>
    <style:style style:name="T7" style:family="text">
      <style:text-properties style:font-name="Arial" fo:font-size="18pt" style:font-size-asian="18pt"/>
    </style:style>
    <style:style style:name="T8" style:family="text">
      <style:text-properties style:font-name="Arial" fo:font-size="18pt" officeooo:rsid="000976e8" style:font-size-asian="18pt"/>
    </style:style>
    <style:style style:name="T9" style:family="text">
      <style:text-properties style:font-name="Ari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X4679f8022ff0aabd6bfd667715a0b439eb7a6d4"/><text:span text:style-name="T2">Turbo Codes :</text:span></text:h>
      <text:h text:style-name="Heading_20_2" text:outline-level="2"><text:bookmark-start text:name="introduction-to-turbo-codes"/><text:span text:style-name="T3">Introduction to Turbo Codes</text:span></text:h>
      <text:p text:style-name="First_20_Paragraph"><text:span text:style-name="T4">Turbo codes are an essential advancement in error correction technology, designed to enhance the reliability of data transmission over noisy channels. Their primary purpose is to reduce bit error rates (BER) in digital communications, making them crucial in various applications, including satellite communications, mobile networks, and data storage systems.</text:span></text:p>
      <text:h text:style-name="Heading_20_3" text:outline-level="3"><text:bookmark-start text:name="historical-background"/><text:span text:style-name="T7">Historical Background</text:span></text:h>
      <text:p text:style-name="First_20_Paragraph"><text:span text:style-name="T4">The inception of turbo codes dates back to the 1990s, credited largely to Claude Berrou, Alain Glavieux, and Olivier Puri. Their seminal work introduced these coding schemes at a time when conventional error-correcting techniques were nearing their limits in performance. Turbo codes utilize a parallel concatenation of two or more convolutional codes separated by an interleaver, which rearranges the input data, thereby exposing the underlying redundancy. This innovation led to the realization of near-Shannon-limit performance, fundamentally reshaping the landscape of coding theory.</text:span><text:bookmark-end text:name="historical-background"/></text:p>
      <text:h text:style-name="Heading_20_3" text:outline-level="3"><text:bookmark-start text:name="key-features-and-significance"/><text:span text:style-name="T7">Key Features and Significance</text:span></text:h>
      <text:p text:style-name="First_20_Paragraph"><text:span text:style-name="T4">Turbo codes exhibit several important characteristics:</text:span></text:p>
      <text:p text:style-name="Text_20_body"><text:span text:style-name="T6">Iterative Decoding</text:span><text:span text:style-name="T4">: Turbo codes employ a unique decoding approach, where multiple iterations refine the estimated transmitted message. Each iteration utilizes soft information, enhancing accuracy and efficiency.</text:span></text:p>
      <text:p text:style-name="Text_20_body"><text:span text:style-name="T6">High Error Correction Capability</text:span><text:span text:style-name="T4">: Capable of correcting a significant number of errors, turbo codes dramatically lower BER, even under adverse conditions, making them highly effective in real-world applications.</text:span></text:p>
      <text:p text:style-name="Text_20_body"><text:span text:style-name="T6">Flexibility</text:span><text:span text:style-name="T4">: These codes can be adapted to different operational environments and system requirements, allowing for tailored solutions in telecommunications.</text:span><text:bookmark-end text:name="key-features-and-significance"/></text:p>
      <text:h text:style-name="Heading_20_3" text:outline-level="3"><text:bookmark-start text:name="usage-in-modern-communication-systems"/><text:span text:style-name="T7">Usage in Modern Communication Systems</text:span></text:h>
      <text:p text:style-name="First_20_Paragraph"><text:span text:style-name="T4">In the context of modern communication systems, turbo codes are instrumental for maintaining data integrity. Their efficiency in error correction is paramount for:</text:span></text:p>
      <text:list xml:id="list2832240076" text:style-name="WWNum1001">
        <text:list-item>
          <text:p text:style-name="P2"><text:span text:style-name="T6">Wireless Communications</text:span><text:span text:style-name="T4">: Turbo codes are widely adopted in standards such as 3G, 4G, and upcoming 5G technologies.</text:span></text:p>
        </text:list-item>
        <text:list-item>
          <text:p text:style-name="P2"><text:span text:style-name="T6">Deep-Space Communications</text:span><text:span text:style-name="T4">: Their ability to handle long-distance transmissions with minimal error rates is crucial in interplanetary missions.</text:span></text:p>
        </text:list-item>
      </text:list>
      <text:p text:style-name="First_20_Paragraph"><text:soft-page-break/><text:span text:style-name="T4">Through continuous enhancements and innovations, turbo codes remain a pivotal element in achieving robust data transmission in increasingly demanding communication environments.</text:span><text:bookmark-end text:name="introduction-to-turbo-codes"/><text:bookmark-end text:name="usage-in-modern-communication-systems"/></text:p>
      <text:h text:style-name="Heading_20_2" text:outline-level="2"><text:bookmark-start text:name="understanding-the-turbo-coding-process"/><text:span text:style-name="T3">Understanding the Turbo Coding Process</text:span></text:h>
      <text:p text:style-name="First_20_Paragraph"><text:span text:style-name="T4">Turbo coding consists of several integral steps that work in unison to minimize errors during data transmission. This section delves into the encoding, interleaving, and puncturing processes, explaining how each step contributes to effective error correction.</text:span></text:p>
      <text:h text:style-name="Heading_20_3" text:outline-level="3"><text:bookmark-start text:name="encoding"/><text:span text:style-name="T7">Encoding</text:span></text:h>
      <text:p text:style-name="First_20_Paragraph"><text:span text:style-name="T4">The first step in turbo coding is the encoding process, where data bits are transformed into a coded sequence that can withstand errors during transmission. This process involves two or more convolutional encoders operating in parallel. The key features of encoding are:</text:span></text:p>
      <text:list xml:id="list201934851928881" text:continue-list="list2832240076" text:style-name="WWNum1002">
        <text:list-item>
          <text:p text:style-name="P3"><text:span text:style-name="T6">Redundancy Creation</text:span><text:span text:style-name="T4">: The encoding process introduces redundancy into the data stream, allowing for error detection and correction during decoding.</text:span></text:p>
        </text:list-item>
      </text:list>
      <text:p text:style-name="First_20_Paragraph"><text:span text:style-name="T4">The encoded output consists of the original data bits along with parity bits, which are crucial for the error correction mechanisms to function properly.</text:span><text:bookmark-end text:name="encoding"/></text:p>
      <text:h text:style-name="Heading_20_3" text:outline-level="3"><text:bookmark-start text:name="interleaving"/><text:span text:style-name="T7">Interleaving</text:span></text:h>
      <text:p text:style-name="First_20_Paragraph"><text:span text:style-name="T4">Interleaving is a critical step that rearranges the encoded bits. It transforms the coded sequence into a different order before transmission, further optimizing error correction capabilities. The main benefits of interleaving include:</text:span></text:p>
      <text:list xml:id="list201933499585087" text:continue-list="list201934851928881" text:style-name="WWNum1003">
        <text:list-item>
          <text:p text:style-name="P4"><text:span text:style-name="T6">Error Dispersion</text:span><text:span text:style-name="T4">: By spreading errors across the coded bit stream, interleaving ensures that burst errors (where multiple consecutive bits are errored) can be corrected by the iterative decoding processes.</text:span></text:p>
        </text:list-item>
        <text:list-item>
          <text:p text:style-name="P4"><text:span text:style-name="T6">Enhancement of Decoding Performance</text:span><text:span text:style-name="T4">: Low weight messages would also give moderate to high weight encoded message due to interleaving and rsc encoding, this improves error correction.</text:span><text:bookmark-end text:name="interleaving"/></text:p>
        </text:list-item>
      </text:list>
      <text:h text:style-name="Heading_20_3" text:outline-level="3"><text:bookmark-start text:name="puncturing"/><text:span text:style-name="T7">Puncturing</text:span><text:span text:style-name="T8">(Not Implemented here)</text:span></text:h>
      <text:p text:style-name="First_20_Paragraph"><text:span text:style-name="T4">Puncturing is the process of selectively omitting certain bits from the encoded output, which is essential for optimizing the transmission rate. The significance of puncturing lies in:</text:span></text:p>
      <text:list xml:id="list201933842783476" text:continue-list="list201933499585087" text:style-name="WWNum1004">
        <text:list-item>
          <text:p text:style-name="P5"><text:span text:style-name="T6">Efficiency</text:span><text:span text:style-name="T4">: Puncturing allows for reduced transmission overhead, meaning that more useful data can be sent in a finite interval with slight compromise on error-correction.</text:span><text:bookmark-end text:name="puncturing"/></text:p>
        </text:list-item>
      </text:list>
      <text:h text:style-name="Heading_20_3" text:outline-level="3"><text:bookmark-start text:name="summary-of-steps"/><text:soft-page-break/><text:span text:style-name="T7">Summary of Steps</text:span></text:h>
      <text:p text:style-name="First_20_Paragraph"><text:span text:style-name="T4">The processes of encoding, interleaving, and puncturing collectively enhance the robustness of turbo codes against errors. Here’s a quick summary of how these steps contribute to minimizing errors:</text:span></text:p>
      <table:table table:name="Table1" table:style-name="Table1">
        <table:table-column table:style-name="Table1.A"/>
        <table:table-column table:style-name="Table1.B"/>
        <table:table-header-rows>
          <table:table-row table:style-name="Table1.1">
            <table:table-cell table:style-name="Table1.A1" office:value-type="string">
              <text:p text:style-name="P1"><text:span text:style-name="T1">Step</text:span></text:p>
            </table:table-cell>
            <table:table-cell table:style-name="Table1.A1" office:value-type="string">
              <text:p text:style-name="P1"><text:span text:style-name="T1">Contribution to Error Minimization</text:span></text:p>
            </table:table-cell>
          </table:table-row>
        </table:table-header-rows>
        <table:table-row table:style-name="Table1.1">
          <table:table-cell table:style-name="Table1.A2" office:value-type="string">
            <text:p text:style-name="P1"><text:span text:style-name="T9">Encoding</text:span></text:p>
          </table:table-cell>
          <table:table-cell table:style-name="Table1.B2" office:value-type="string">
            <text:p text:style-name="P1"><text:span text:style-name="T1">Introduces redundancy and diversity in code sequences.</text:span></text:p>
          </table:table-cell>
        </table:table-row>
        <table:table-row table:style-name="Table1.1">
          <table:table-cell table:style-name="Table1.A3" office:value-type="string">
            <text:p text:style-name="P1"><text:span text:style-name="T9">Interleaving</text:span></text:p>
          </table:table-cell>
          <table:table-cell table:style-name="Table1.B3" office:value-type="string">
            <text:p text:style-name="P1"><text:span text:style-name="T1">Disperses errors across the data stream for better correction.</text:span></text:p>
          </table:table-cell>
        </table:table-row>
        <table:table-row table:style-name="Table1.1">
          <table:table-cell table:style-name="Table1.A4" office:value-type="string">
            <text:p text:style-name="P1"><text:span text:style-name="T9">Puncturing</text:span></text:p>
          </table:table-cell>
          <table:table-cell table:style-name="Table1.B4" office:value-type="string">
            <text:p text:style-name="P1"><text:span text:style-name="T1">Improves Code Rate, not implemented here.</text:span></text:p>
          </table:table-cell>
        </table:table-row>
      </table:table>
      <text:p text:style-name="Text_20_body"><text:span text:style-name="T4">By integrating these steps, turbo coding offers a powerful solution for maintaining data integrity in various communication scenarios, ultimately reducing bit error rates and improving overall system reliability.</text:span><text:bookmark-end text:name="understanding-the-turbo-coding-process"/><text:bookmark-end text:name="summary-of-steps"/></text:p>
      <text:h text:style-name="Heading_20_2" text:outline-level="2"><text:bookmark-start text:name="implementation-overview"/><text:span text:style-name="T3">Implementation Overview</text:span></text:h>
      <text:p text:style-name="First_20_Paragraph"><text:span text:style-name="T4">The provided code offers a comprehensive framework for implementing turbo codes utilizing the Sionna library's BCJR decoder function. This code is crucial in simulating and processing data communication over simulated Gaussian channels, addressing the need for robust error correction in real-world applications.</text:span></text:p>
      <text:h text:style-name="Heading_20_3" text:outline-level="3"><text:bookmark-start text:name="key-functions-implemented"/><text:span text:style-name="T7">Key Functions Implemented</text:span></text:h>
      <text:p text:style-name="First_20_Paragraph"><text:span text:style-name="T6">Turbo Encoding</text:span><text:span text:style-name="T4">:</text:span></text:p>
      <text:list xml:id="list201933961427701" text:continue-list="list201933842783476" text:style-name="WWNum1005">
        <text:list-item>
          <text:p text:style-name="P7"><text:span text:style-name="T4">This function implements parallel concatenation of convolutional codes. It takes input data, applies two encoders, and generates redundancy through additional parity bits. This is essential for ensuring that even if some bits are lost or erroneous during transmission, the original message can still be recovered.</text:span></text:p>
        </text:list-item>
      </text:list>
      <text:p text:style-name="First_20_Paragraph"><text:span text:style-name="T6">Interleaving</text:span><text:span text:style-name="T4">:</text:span></text:p>
      <text:list xml:id="list201935177222365" text:continue-list="list201933961427701" text:style-name="WWNum1006">
        <text:list-item>
          <text:p text:style-name="P8"><text:span text:style-name="T4">The interleavier reshuffles the encoded data to enhance error correction. By spreading out consecutive bits, it mitigates the risk of burst errors, allowing for more effective iterative decoding.</text:span></text:p>
        </text:list-item>
      </text:list>
      <text:p text:style-name="First_20_Paragraph"><text:span text:style-name="T6">Turbo Decoding</text:span><text:span text:style-name="T4">:</text:span></text:p>
      <text:list xml:id="list201933392846838" text:continue-list="list201935177222365" text:style-name="WWNum1007">
        <text:list-item>
          <text:p text:style-name="P9"><text:span text:style-name="T4">At the core of the decoding process is the BCJR algorithm, which processes the received signal by estimating the likelihood of transmitted bits using soft information. Iterative decoding improves accuracy with each pass, as it leverages the redundancy introduced during encoding.</text:span></text:p>
        </text:list-item>
      </text:list>
      <text:p text:style-name="First_20_Paragraph"><text:soft-page-break/><text:span text:style-name="T6">Error Checking</text:span><text:span text:style-name="T4">:</text:span></text:p>
      <text:list xml:id="list201934048339286" text:continue-list="list201933392846838" text:style-name="WWNum1008">
        <text:list-item>
          <text:p text:style-name="P10"><text:span text:style-name="T4">This functionality evaluates the bit error rates (BER) resulting from transmission, comparing the decoded output to the original inputs. It provides critical insights into the performance of the turbo coding system under different channel conditions.</text:span><text:bookmark-end text:name="key-functions-implemented"/></text:p>
        </text:list-item>
      </text:list>
      <text:h text:style-name="Heading_20_3" text:outline-level="3"><text:bookmark-start text:name="dependencies"/><text:span text:style-name="T7">Dependencies</text:span></text:h>
      <text:p text:style-name="First_20_Paragraph"><text:span text:style-name="T4">The implementation relies heavily on the </text:span><text:span text:style-name="T6">Sionna library and TensorFlow library</text:span><text:span text:style-name="T4">, which is specifically designed for simulation and analysis tasks in the domain of communications. Essential features included in Sionna facilitate high-performance decoding and support diverse communication channel models, ensuring that the turbo codes function optimally under various conditions.</text:span><text:bookmark-end text:name="implementation-overview"/><text:bookmark-end text:name="dependencies"/></text:p>
      <text:h text:style-name="Heading_20_2" text:outline-level="2"><text:bookmark-start text:name="functions-breakdown"/><text:span text:style-name="T3">Functions Breakdown</text:span></text:h>
      <text:p text:style-name="First_20_Paragraph"><text:span text:style-name="T4">In this section, we will break down the core functions involved in the turbo coding implementation. Each function plays a crucial role in the overall system by contributing to the error correction capabilities of turbo codes. Understanding these functions is vital for software developers and engineers who wish to leverage this implementation effectively.</text:span></text:p>
      <text:h text:style-name="Heading_20_3" text:outline-level="3"><text:bookmark-start text:name="gaussian-channel-simulator"/><text:span text:style-name="T7">Gaussian Channel Simulator</text:span></text:h>
      <text:p text:style-name="First_20_Paragraph"><text:span text:style-name="T4">The </text:span><text:span text:style-name="Verbatim_20_Char"><text:span text:style-name="T4">gaussian_channel_simulator</text:span></text:span><text:span text:style-name="T4"> function simulates the effects of a Gaussian noise channel on the transmitted signal. This simulation mimics real-world scenarios where data transmitted over a channel is subject to noise, thereby impacting the integrity of that data.</text:span></text:p>
      <text:p text:style-name="Text_20_body"><text:span text:style-name="T4">Input Parameters:</text:span></text:p>
      <text:list xml:id="list201934124041767" text:continue-list="list201934048339286" text:style-name="WWNum1009">
        <text:list-item>
          <text:p text:style-name="P11"><text:span text:style-name="T6">encoded_message_list (list):</text:span><text:span text:style-name="T4"> The encoded signal produced by the encoding process.</text:span></text:p>
        </text:list-item>
        <text:list-item>
          <text:p text:style-name="P11"><text:span text:style-name="T6">std_dev_of_error (float):</text:span><text:span text:style-name="T4"> Determines the level of noise added to the signal, which significantly affects the bit error rate.</text:span></text:p>
        </text:list-item>
      </text:list>
      <text:p text:style-name="First_20_Paragraph"><text:span text:style-name="T4">Expected Outputs:</text:span></text:p>
      <text:list xml:id="list201935255676622" text:continue-list="list201934124041767" text:style-name="WWNum1010">
        <text:list-item>
          <text:p text:style-name="P12"><text:span text:style-name="T6">Noisy Signal (array):</text:span><text:span text:style-name="T4"> The output is the original signal corrupted by Gaussian noise, thus preparing it for decoding. This noisy signal is crucial for assessing the performance of the turbo decoding algorithms.</text:span></text:p>
        </text:list-item>
      </text:list>
      <text:p text:style-name="First_20_Paragraph"><text:span text:style-name="T6">zero_padding</text:span></text:p>
      <text:p text:style-name="Text_20_body"><text:span text:style-name="T4">This function pads zero to the end of message list if length of message list is not divisible by no_of_info_bits_in_block.</text:span><text:bookmark-end text:name="gaussian-channel-simulator"/></text:p>
      <text:h text:style-name="Heading_20_3" text:outline-level="3"><text:bookmark-start text:name="rs-encoder"/><text:soft-page-break/><text:span text:style-name="T7">RS Encoder</text:span></text:h>
      <text:p text:style-name="First_20_Paragraph"><text:span text:style-name="T4">The </text:span><text:span text:style-name="Verbatim_20_Char"><text:span text:style-name="T4">rs_encoder</text:span></text:span><text:span text:style-name="T4"> function is responsible for applying the Recursive systematic convolutional encoding to the input data. This is particularly useful as a preliminary step before the turbo encoding process.</text:span></text:p>
      <text:p text:style-name="Text_20_body"><text:span text:style-name="T4">(7,5) RSC encoding has been used.</text:span></text:p>
      <text:p text:style-name="Text_20_body"><text:span text:style-name="T4">Input Parameters:</text:span></text:p>
      <text:p text:style-name="Text_20_body"><text:span text:style-name="T6">message_list :</text:span><text:span text:style-name="T4"> Message list that has to be encoded.</text:span></text:p>
      <text:p text:style-name="Text_20_body"><text:span text:style-name="T6">no_of_info_bits_in_block :</text:span><text:span text:style-name="T4"> It specifies the number of bit that contain information bits in the message. Each block would have 2 extra bits to make the final state (0,0). Also, if the length of message list is not divisible by no_of_info_bits_in_block, it adds some extra zeros at the end of the last block. Due to the type of interleaver used here, no_of_info_bits_in_block + 2 should be a prime.</text:span></text:p>
      <text:p text:style-name="Text_20_body"><text:span text:style-name="T6">extra_bits_added_to_make_final_state_00 (default = False) :</text:span><text:span text:style-name="T4"> It specifies if extra bits have to be added to make the final state (0,0). By default, it is false, i.e, the function would add two extra bits to each block, when that is not required, set it to zero. For the second set of parity bits, final state being (0,0) is not required, it doesn't affect performance significantly.</text:span></text:p>
      <text:p text:style-name="Text_20_body"><text:span text:style-name="T4">Expected Outputs:</text:span></text:p>
      <text:list xml:id="list201934993151744" text:continue-list="list201935255676622" text:style-name="WWNum1011">
        <text:list-item>
          <text:p text:style-name="P13"><text:span text:style-name="T6">Encoded Data (array):</text:span><text:span text:style-name="T4"> After applying the rs code, this output contains the original data interspersed with redundancy, enhancing error correction applied later in the turbo encoding process.First half would be the message bits while the second half is the parity bits.</text:span><text:bookmark-end text:name="rs-encoder"/></text:p>
        </text:list-item>
      </text:list>
      <text:h text:style-name="Heading_20_3" text:outline-level="3"><text:bookmark-start text:name="interleaver"/><text:span text:style-name="T7">Interleaver</text:span></text:h>
      <text:p text:style-name="First_20_Paragraph"><text:span text:style-name="T4">The </text:span><text:span text:style-name="Verbatim_20_Char"><text:span text:style-name="T4">interleaver</text:span></text:span><text:span text:style-name="T4"> function takes the encoded data and rearranges it to improve the performance of the iterative decoding process.Working : The number gets multiplied by values from 1 to no_of_info_bits_per_block_plus_two, then, then answers are divided by no_of_info_bits_per_block_plus_two and the remainders are taken, resulting in a permutation of numbers from 0 to no_of_info_bits_per_block_plus_two - 1.</text:span></text:p>
      <text:p text:style-name="Text_20_body"><text:span text:style-name="T4">Input Parameters:</text:span></text:p>
      <text:list xml:id="list201933411003301" text:continue-list="list201934993151744" text:style-name="WWNum1012">
        <text:list-item>
          <text:p text:style-name="P14"><text:span text:style-name="T6">number :</text:span><text:span text:style-name="T4"> This is a number should be such that there exists some other number (say inv), (inv*number) % no_of_info_bits_per_block_plus_two  = 1.</text:span></text:p>
        </text:list-item>
        <text:list-item>
          <text:p text:style-name="P14"><text:span text:style-name="T6"> no_of_info_bits_per_block_plus_two :</text:span><text:span text:style-name="T4"> This must be equal to no_of_info_bits_per_block + 2, and must be a prime number.</text:span></text:p>
        </text:list-item>
        <text:list-item>
          <text:p text:style-name="P14"><text:span text:style-name="T6">list_or_array :</text:span><text:span text:style-name="T4"> The list or array that gets permuted.</text:span></text:p>
        </text:list-item>
      </text:list>
      <text:p text:style-name="First_20_Paragraph"><text:span text:style-name="T4">Expected Outputs:</text:span></text:p>
      <text:list xml:id="list201934335370023" text:continue-list="list201933411003301" text:style-name="WWNum1013">
        <text:list-item>
          <text:p text:style-name="P15"><text:soft-page-break/><text:span text:style-name="T6">Interleaved  list/tuple</text:span><text:span text:style-name="T4"> </text:span><text:bookmark-end text:name="interleaver"/></text:p>
        </text:list-item>
      </text:list>
      <text:h text:style-name="Heading_20_3" text:outline-level="3"><text:bookmark-start text:name="turbo-encoder-without-puncturing"/><text:span text:style-name="T7">Turbo Encoder Without Puncturing</text:span></text:h>
      <text:p text:style-name="First_20_Paragraph"><text:span text:style-name="T4">The </text:span><text:span text:style-name="Verbatim_20_Char"><text:span text:style-name="T4">turbo_encoder_without_puncturing</text:span></text:span><text:span text:style-name="T4"> function performs the encoding operation using two convolutional encoders without applying any puncturing.It calls the functions rs_encoder and interleaver from inside.</text:span></text:p>
      <text:p text:style-name="Text_20_body"><text:span text:style-name="T4">Input Parameters:</text:span></text:p>
      <text:p text:style-name="Text_20_body"><text:span text:style-name="T6">message_list :</text:span><text:span text:style-name="T4"> The message to be encoded. </text:span></text:p>
      <text:p text:style-name="Text_20_body"><text:span text:style-name="T6">no_of_info_bits_per_block :</text:span><text:span text:style-name="T4"> Number of information bits in each block. Same as in the rs_encoder.</text:span></text:p>
      <text:p text:style-name="Text_20_body"><text:span text:style-name="T6">number :</text:span><text:span text:style-name="T4"> Same as in the interleaver.</text:span></text:p>
      <text:p text:style-name="Text_20_body"><text:span text:style-name="T4">Expected Outputs:</text:span></text:p>
      <text:list xml:id="list201935170332927" text:continue-list="list201934335370023" text:style-name="WWNum1014">
        <text:list-item>
          <text:p text:style-name="P16"><text:span text:style-name="T6">Turbo Encoded Output (list):</text:span><text:span text:style-name="T4"> The result of the encoding process, including both the original data and generated parity bits from the two convolutional encoders.</text:span></text:p>
        </text:list-item>
      </text:list>
      <text:p text:style-name="First_20_Paragraph"><text:span text:style-name="T6">mix_sys_parity</text:span></text:p>
      <text:p text:style-name="Text_20_body"><text:span text:style-name="T4">This function generates a tensor alternating sys and parity data , taking them as inputs.</text:span><text:bookmark-end text:name="turbo-encoder-without-puncturing"/></text:p>
      <text:h text:style-name="Heading_20_3" text:outline-level="3"><text:bookmark-start text:name="turbo-decode"/><text:span text:style-name="T7">Turbo Decode</text:span></text:h>
      <text:p text:style-name="First_20_Paragraph"><text:span text:style-name="T4">The </text:span><text:span text:style-name="Verbatim_20_Char"><text:span text:style-name="T4">turbo_decode</text:span></text:span><text:span text:style-name="T4"> function utilizes the BCJR algorithm for decoding the received signals. This iterative decoding process refines the estimate of the original data using the redundancy provided in the encoded stream.</text:span></text:p>
      <text:p text:style-name="Text_20_body"><text:span text:style-name="T4">Input Parameters:</text:span></text:p>
      <text:p text:style-name="Text_20_body"><text:span text:style-name="T6">systematic :</text:span><text:span text:style-name="T4"> The ndarray of message bits after passing through the channel</text:span></text:p>
      <text:p text:style-name="Text_20_body"><text:span text:style-name="T6">parity1 :</text:span><text:span text:style-name="T4"> The ndarray of parity bits from the first encoder after passing through the channel</text:span></text:p>
      <text:p text:style-name="Text_20_body"><text:span text:style-name="T6">parity2 :</text:span><text:span text:style-name="T4"> The ndarray of parity bits from the second encoder after passing through the channel</text:span></text:p>
      <text:p text:style-name="Text_20_body"><text:span text:style-name="T6">interleaver_number :</text:span><text:span text:style-name="T4"> Same as in interleaver</text:span></text:p>
      <text:p text:style-name="Text_20_body"><text:span text:style-name="T6">inverse_of_interleaver_number :</text:span><text:span text:style-name="T4"> The other number which gives remainder one when multiplied by interleaver_number and then divided by block_len (or) no_of_info_bits_per_block_plus_two</text:span></text:p>
      <text:p text:style-name="Text_20_body"><text:span text:style-name="T6">block_len :</text:span><text:span text:style-name="T4"> Same as no_of_info_bits_per_block_plus_two</text:span></text:p>
      <text:p text:style-name="Text_20_body"><text:span text:style-name="T6">num_iter (default=6) :</text:span><text:span text:style-name="T4"> No of iterations to run the decoder for, greater the number of iterations greater the accuracy, but it takes a lot more time.</text:span></text:p>
      <text:p text:style-name="Text_20_body"><text:soft-page-break/><text:span text:style-name="T4">Expected Outputs:</text:span></text:p>
      <text:list xml:id="list201934552038183" text:continue-list="list201935170332927" text:style-name="WWNum1015">
        <text:list-item>
          <text:p text:style-name="P17"><text:span text:style-name="T6">output_llrs (list):</text:span><text:span text:style-name="T4"> The output after the decoding process represents the estimated original data. Over multiple iterations, the refined estimate should closely match the input data.</text:span></text:p>
        </text:list-item>
      </text:list>
      <text:p text:style-name="First_20_Paragraph"><text:span text:style-name="T6">hard_message_output</text:span></text:p>
      <text:p text:style-name="Text_20_body"><text:span text:style-name="T4">This function takes llrs as input and uses it to give hard output(0 or 1). It also removes the two extra bits added to each block to make its final state (0,0), but it doesn't remove the padded zeros.</text:span></text:p>
      <text:p text:style-name="Text_20_body"><text:span text:style-name="T6">no_of_bit_errors_finder</text:span></text:p>
      <text:p text:style-name="Text_20_body"><text:span text:style-name="T4">Takes in two lists as inputs and return</text:span><text:span text:style-name="T5">s</text:span><text:span text:style-name="T4"> the number of positions the at which both list</text:span><text:span text:style-name="T5">s</text:span><text:span text:style-name="T4"> differ in value. </text:span><text:bookmark-end text:name="turbo-decode"/></text:p>
      <text:h text:style-name="Heading_20_3" text:outline-level="3"><text:bookmark-start text:name="summary-of-major-functions"/><text:span text:style-name="T7">Summary of Major Functions : </text:span></text:h>
      <table:table table:name="Table2" table:style-name="Table2">
        <table:table-column table:style-name="Table2.A"/>
        <table:table-column table:style-name="Table2.B"/>
        <table:table-header-rows>
          <table:table-row table:style-name="Table2.1">
            <table:table-cell table:style-name="Table2.A1" office:value-type="string">
              <text:p text:style-name="P1"><text:span text:style-name="T1">Function Name</text:span></text:p>
            </table:table-cell>
            <table:table-cell table:style-name="Table2.A1" office:value-type="string">
              <text:p text:style-name="P1"><text:span text:style-name="T1">Purpose</text:span></text:p>
            </table:table-cell>
          </table:table-row>
        </table:table-header-rows>
        <table:table-row table:style-name="Table2.1">
          <table:table-cell table:style-name="Table2.A2" office:value-type="string">
            <text:p text:style-name="P1"><text:span text:style-name="T9">gaussian_channel_simulator</text:span></text:p>
          </table:table-cell>
          <table:table-cell table:style-name="Table2.B2" office:value-type="string">
            <text:p text:style-name="P1"><text:span text:style-name="T1">Simulates transmission noise effect on the signal</text:span></text:p>
          </table:table-cell>
        </table:table-row>
        <table:table-row table:style-name="Table2.1">
          <table:table-cell table:style-name="Table2.A3" office:value-type="string">
            <text:p text:style-name="P1"><text:span text:style-name="T9">rs_encoder</text:span></text:p>
          </table:table-cell>
          <table:table-cell table:style-name="Table2.B3" office:value-type="string">
            <text:p text:style-name="P1"><text:span text:style-name="T1">Applies Recursive Systematic encoding to the data</text:span></text:p>
          </table:table-cell>
        </table:table-row>
        <table:table-row table:style-name="Table2.1">
          <table:table-cell table:style-name="Table2.A4" office:value-type="string">
            <text:p text:style-name="P1"><text:span text:style-name="T9">interleaver</text:span></text:p>
          </table:table-cell>
          <table:table-cell table:style-name="Table2.B4" office:value-type="string">
            <text:p text:style-name="P1"><text:span text:style-name="T1">Rearranges encoded data for better error correction</text:span></text:p>
          </table:table-cell>
        </table:table-row>
        <table:table-row table:style-name="Table2.1">
          <table:table-cell table:style-name="Table2.A5" office:value-type="string">
            <text:p text:style-name="P1"><text:span text:style-name="T9">turbo_encoder_without_puncturing</text:span></text:p>
          </table:table-cell>
          <table:table-cell table:style-name="Table2.B5" office:value-type="string">
            <text:p text:style-name="P1"><text:span text:style-name="T1">Performs turbo encoding with full data redundancy</text:span></text:p>
          </table:table-cell>
        </table:table-row>
        <table:table-row table:style-name="Table2.1">
          <table:table-cell table:style-name="Table2.A6" office:value-type="string">
            <text:p text:style-name="P1"><text:span text:style-name="T9">turbo_decode</text:span></text:p>
          </table:table-cell>
          <table:table-cell table:style-name="Table2.B6" office:value-type="string">
            <text:p text:style-name="P1"><text:span text:style-name="T1">Decodes received signals using iterative BCJR decoding</text:span></text:p>
          </table:table-cell>
        </table:table-row>
      </table:table>
      <text:p text:style-name="Text_20_body"><text:span text:style-name="T4">Together, these functions create a comprehensive framework for implementing turbo codes, each contributing uniquely to the error-correcting capabilities required for reliable data transmission across varying communication environments. Understanding these functions prepares developers to optimize, modify, or further enhance the turbo coding system according to specific project needs.</text:span><text:bookmark-end text:name="functions-breakdown"/><text:bookmark-end text:name="summary-of-major-functions"/></text:p>
      <text:h text:style-name="Heading_20_2" text:outline-level="2"><text:bookmark-start text:name="results-and-outputs"/><text:span text:style-name="T3">Results and Outputs</text:span></text:h>
      <text:p text:style-name="First_20_Paragraph"><text:span text:style-name="T4">In this section, we present the expected outputs derived from our turbo coding implementation. This will include the encoded message, the hard channel output, the original message, the decoded message, and the number of bit errors detected during the process. We will illustrate these results using sample data, providing insights into their significance.</text:span></text:p>
      <text:h text:style-name="Heading_20_3" text:outline-level="3"><text:bookmark-start text:name="sample-run-output"/><text:soft-page-break/><text:span text:style-name="T7">Sample Run  Output :</text:span></text:h>
      <text:p text:style-name="First_20_Paragraph"><text:span text:style-name="T4">Encoded list:  [1, 0, 1, 0, 0, , …. , 0, 0, 0, 0, 0, 0, 0]<text:line-break/>Only hard channel output              : [1, 0, 1, 0, 0, ….  0, 0, 1, 0, 0, 0, 0, 1, 0]<text:line-break/>Original message with 0 padding : [1, 0, 1, 0, 0, …. 0, 0, 0, 0, 0, 0, 0, 0, 0]<text:line-break/>Decoded message list                  : [1, 0, 1, 0, 0, …. 0, 0, 0, 0, 0, 0, 0, 0, 0]<text:line-break/>No of bit errors : 6<text:line-break/>No of bit errors without any encoding : 173</text:span><text:bookmark-end text:name="sample-run-output"/></text:p>
      <text:h text:style-name="Heading_20_3" text:outline-level="3"><text:bookmark-start text:name="the-impact-of-errors"/><text:span text:style-name="T7">The Impact of Errors</text:span></text:h>
      <text:p text:style-name="First_20_Paragraph"><text:span text:style-name="T4">The implications of bit errors can vary significantly across application domains:</text:span></text:p>
      <text:list text:continue-list="list201934552038183" text:style-name="WWNum1016">
        <text:list-item>
          <text:p text:style-name="P18"><text:span text:style-name="T6">Wireless Communications</text:span><text:span text:style-name="T4">: For applications like mobile networks, high BER could lead to dropped calls or data corruption, impacting user experience. Turbo codes significantly reduce BER, aiding in maintaining connection quality.</text:span></text:p>
        </text:list-item>
        <text:list-item>
          <text:p text:style-name="P18"><text:span text:style-name="T6">Data Storage</text:span><text:span text:style-name="T4">: In systems where data integrity is critical, such as hard drives or solid-state drives, even a single error can lead to data loss. Turbo codes offer robust error correction mechanisms to mitigate such risks.</text:span></text:p>
        </text:list-item>
      </text:list>
      <text:p text:style-name="First_20_Paragraph"><text:span text:style-name="T4">From these examples, it is evident that turbo codes significantly lower the BER, leading to improved reliability in data transmission. Understanding these metrics is essential for software developers and engineers seeking to implement effective error-correction solutions in telecommunications and data transmission systems.</text:span><text:bookmark-end text:name="X4679f8022ff0aabd6bfd667715a0b439eb7a6d4"/><text:bookmark-end text:name="results-and-outputs"/><text:bookmark-end text:name="the-impact-of-errors"/></text:p>
      <text:h text:style-name="P20" text:outline-level="3"><text:span text:style-name="T8">References:</text:span></text:h>
      <text:list text:continue-numbering="true" text:style-name="WWNum1016">
        <text:list-item>
          <text:p text:style-name="P19"><text:a xlink:type="simple" xlink:href="https://www.google.com/url?sa=t&amp;source=web&amp;rct=j&amp;opi=89978449&amp;url=https://en.wikipedia.org/wiki/Turbo_code&amp;ved=2ahUKEwiisMe1quSMAxXZxDgGHbI3CigQFnoECBYQAQ&amp;usg=AOvVaw2gKqseE84QMtO9wN6HrY5u" text:style-name="Internet_20_link" text:visited-style-name="Visited_20_Internet_20_Link">https://www.google.com/url?sa=t&amp;source=web&amp;rct=j&amp;opi=89978449&amp;url=https://en.wikipedia.org/wiki/Turbo_code&amp;ved=2ahUKEwiisMe1quSMAxXZxDgGHbI3CigQFnoECBYQAQ&amp;usg=AOvVaw2gKqseE84QMtO9wN6HrY5u</text:a></text:p>
        </text:list-item>
        <text:list-item>
          <text:p text:style-name="P19"><text:a xlink:type="simple" xlink:href="https://www.google.com/url?sa=t&amp;source=web&amp;rct=j&amp;opi=89978449&amp;url=https://faculty.uml.edu/jweitzen/16.548/ClassNotes/art_sklar3_turbocodes.pdf&amp;ved=2ahUKEwiisMe1quSMAxXZxDgGHbI3CigQFnoECDgQAQ&amp;usg=AOvVaw2lrPfH53q6ikvx7cOMuoGh" text:style-name="Internet_20_link" text:visited-style-name="Visited_20_Internet_20_Link">https://www.google.com/url?sa=t&amp;source=web&amp;rct=j&amp;opi=89978449&amp;url=https://faculty.uml.edu/jweitzen/16.548/ClassNotes/art_sklar3_turbocodes.pdf&amp;ved=2ahUKEwiisMe1quSMAxXZxDgGHbI3CigQFnoECDgQAQ&amp;usg=AOvVaw2lrPfH53q6ikvx7cOMuoGh</text:a></text:p>
        </text:list-item>
        <text:list-item>
          <text:p text:style-name="P19">https://www.google.com/url?sa=t&amp;source=web&amp;rct=j&amp;opi=89978449&amp;url=https://www.youtube.com/watch%3Fv%3DG9G9iwlrf_o&amp;ved=2ahUKEwjZ0uTZquSMAxU-jGMGHY_PC74QtwJ6BAgTEAI&amp;usg=AOvVaw00iNs4e3vNH0X-hHCLdSxM</text:p>
        </text:list-item>
      </text:list>
      <text:p text:style-name="Text_20_body"><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1T05:00:00</meta:creation-date>
    <dc:date>2025-04-19T20:16:05.608526288</dc:date>
    <meta:generator>LibreOffice/24.2.7.2$Linux_X86_64 LibreOffice_project/420$Build-2</meta:generator>
    <meta:editing-duration>PT15M17S</meta:editing-duration>
    <meta:editing-cycles>2</meta:editing-cycles>
    <meta:document-statistic meta:table-count="2" meta:image-count="0" meta:object-count="0" meta:page-count="8" meta:paragraph-count="133" meta:word-count="2149" meta:character-count="15351" meta:non-whitespace-character-count="13320"/>
    <meta:user-defined meta:name="AppVersion">12.0000</meta:user-defined>
    <meta:template xlink:type="simple" xlink:actuate="onRequest" xlink:title="Normal.dotm" xlink:href=""/>
  </office:meta>
</office:document-meta>
</file>